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style:font-name-asian="ArialMT" style:font-size-asian="14pt" style:font-weight-asian="bold" style:font-name-complex="ArialMT" style:font-size-complex="14pt" style:font-weight-complex="bold" loext:char-shading-value="0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17731520" text:id="ct10555311773152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17731712" text:id="ct1055531177317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7731904" text:id="ct10555311773190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7722688" text:id="ct10555311772268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17732288" text:id="ct10555311773228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17731520"/><text:change-start text:change-id="ct105553117731712"/>Adopt<text:change-end text:change-id="ct105553117731712"/>ed<text:change-start text:change-id="ct105553117731904"/> as a <text:change-end text:change-id="ct105553117731904"/>NMRA Technical Note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17722688"/><text:change-start text:change-id="ct105553117732288"/>Version History<text:change-end text:change-id="ct10555311773228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52cm" draw:distance="0.052cm"/>
    <draw:stroke-dash draw:name="Dashed_20__28_var_29__20_3" draw:display-name="Dashed (var) 3" draw:style="rect" draw:dots1="1" draw:dots1-length="0.079cm" draw:distance="0.07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style:font-name-asian="ArialMT" style:font-size-asian="14pt" style:font-weight-asian="bold" style:font-name-complex="ArialMT" style:font-size-complex="14pt" style:font-weight-complex="bold" loext:char-shading-value="0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3:33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mmon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0.2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2M29S</meta:editing-duration>
    <meta:generator>OpenOffice/4.1.0$Unix OpenOffice.org_project/410m18$Build-9764</meta:generator>
    <dc:date>2015-02-18T19:23:33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9" meta:character-count="510"/>
  </office:meta>
</office:document-meta>
</file>